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8pt" officeooo:rsid="000e695e" officeooo:paragraph-rsid="000e695e" style:font-size-asian="24.5pt" style:font-size-complex="28pt"/>
    </style:style>
    <style:style style:name="P2" style:family="paragraph" style:parent-style-name="Standard">
      <style:text-properties fo:font-size="20pt" officeooo:rsid="000e695e" officeooo:paragraph-rsid="000e695e" style:font-size-asian="17.5pt" style:font-size-complex="20pt"/>
    </style:style>
    <style:style style:name="P3" style:family="paragraph" style:parent-style-name="Standard">
      <style:text-properties fo:font-size="20pt" officeooo:rsid="0010290a" officeooo:paragraph-rsid="0010290a" style:font-size-asian="17.5pt" style:font-size-complex="20pt"/>
    </style:style>
    <style:style style:name="T1" style:family="text">
      <style:text-properties officeooo:rsid="000f6a4b"/>
    </style:style>
    <style:style style:name="T2" style:family="text">
      <style:text-properties officeooo:rsid="0010dc7d"/>
    </style:style>
    <style:style style:name="T3" style:family="text">
      <style:text-properties officeooo:rsid="00116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y there!</text:p>
      <text:p text:style-name="P2">Life is funny. <text:s/>Its like a joke played by destiny. At the end it has a good laugh over us. One wants what the next person has; and the next person wants the possessions of the first person. We are so busy lamenting over what we don’t have that we fail to cherish the joke. We miss out on the joys it has to offer. <text:span text:style-name="T1">What’s funnier still are expectations. They let you live life and when they are shattered who are left with nothing as if you are stranded all alone on an island. No hope, no goal, no zeal for life, nothing. Then it all seems pointless. It seems easier to give it all up. Just simply give up. But you can’t, because you are not strong enough to let go of those unreachable dreams that you once had. You aimed for it and you missed it or you were not good enough. So, you don’t want to continue living. Death seems like an option sometimes. No one really knows whats on the other side but this side just becomes too much to handle. But running away isn’t the way to go. What else way is there to get away? Can’t we just not have expectations? No, we can’t. That’s basically human nature. Sometimes others have expectations from you, those can be shoot-ed aside but, when you pressurize yourself and you are not able to meet your own expectations then you can’t blame anyone else. You crumble under defeat. You are not strong enough to face yourself let alone the world.</text:span></text:p>
      <text:p text:style-name="P3">You know the people who make a lot of jokes are actually scared of facin<text:span text:style-name="T2">g</text:span> intimate s<text:span text:style-name="T2">i</text:span>tuations. They are trying to avoid answering tough questions by adding humor to them. When we make fun of love, affection, feelings, relations etc. it means we are deeply affected by someone and are not <text:span text:style-name="T2">ready or willing </text:span>to acknowledge and accept that. So we <text:soft-page-break/>shoot aside the subject with a laugh. When someone asks me have you ever fallen in love; if you have noticed I don’t answer that. Instead I reply with a counter question. “Does it seem like I could fall in love? As if!”, <text:span text:style-name="T2">everyone laughs and its forgotten.</text:span> But you never know I <text:span text:style-name="T3">might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6:45:35.644279609</meta:creation-date>
    <dc:date>2018-09-22T15:08:33.793795731</dc:date>
    <meta:editing-duration>PT31M16S</meta:editing-duration>
    <meta:editing-cycles>7</meta:editing-cycles>
    <meta:generator>LibreOffice/5.1.6.2$Linux_X86_64 LibreOffice_project/10m0$Build-2</meta:generator>
    <meta:document-statistic meta:table-count="0" meta:image-count="0" meta:object-count="0" meta:page-count="2" meta:paragraph-count="3" meta:word-count="381" meta:character-count="2023" meta:non-whitespace-character-count="1644"/>
  </office:meta>
</office:document-meta>
</file>